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text-properties officeooo:rsid="25f713e6" officeooo:paragraph-rsid="266f4b90"/>
    </style:style>
    <style:style style:name="P5" style:family="paragraph" style:parent-style-name="Text_20_body">
      <style:text-properties officeooo:rsid="263f6e6e" officeooo:paragraph-rsid="266e7c45"/>
    </style:style>
    <style:style style:name="P6" style:family="paragraph" style:parent-style-name="Text_20_body">
      <style:text-properties officeooo:rsid="264f8ec3" officeooo:paragraph-rsid="266e7c45"/>
    </style:style>
    <style:style style:name="P7" style:family="paragraph" style:parent-style-name="Text_20_body">
      <style:text-properties officeooo:rsid="26469910" officeooo:paragraph-rsid="26708981"/>
    </style:style>
    <style:style style:name="P8" style:family="paragraph" style:parent-style-name="Text_20_body">
      <style:text-properties officeooo:rsid="2652a28a" officeooo:paragraph-rsid="26708981"/>
    </style:style>
    <style:style style:name="P9" style:family="paragraph" style:parent-style-name="Text_20_body">
      <style:text-properties officeooo:rsid="26778fa5" officeooo:paragraph-rsid="26708981"/>
    </style:style>
    <style:style style:name="P10" style:family="paragraph" style:parent-style-name="Text_20_body">
      <style:text-properties officeooo:rsid="265655b5" officeooo:paragraph-rsid="2673c471"/>
    </style:style>
    <style:style style:name="P11" style:family="paragraph" style:parent-style-name="Text_20_body">
      <style:text-properties officeooo:rsid="269050f7" officeooo:paragraph-rsid="2673c471"/>
    </style:style>
    <style:style style:name="P12" style:family="paragraph" style:parent-style-name="Text_20_body">
      <style:text-properties officeooo:rsid="2655990f" officeooo:paragraph-rsid="2673c471"/>
    </style:style>
    <style:style style:name="P13" style:family="paragraph" style:parent-style-name="Text_20_body">
      <style:text-properties fo:language="en" fo:country="US" officeooo:rsid="26217364" officeooo:paragraph-rsid="2674af75"/>
    </style:style>
    <style:style style:name="P14" style:family="paragraph" style:parent-style-name="Text_20_body">
      <style:text-properties fo:language="en" fo:country="US" officeooo:rsid="263f6e6e" officeooo:paragraph-rsid="2677a31f"/>
    </style:style>
    <style:style style:name="P15" style:family="paragraph" style:parent-style-name="Text_20_body">
      <style:text-properties fo:language="en" fo:country="US" officeooo:rsid="267361c1" officeooo:paragraph-rsid="2673c471"/>
    </style:style>
    <style:style style:name="P16" style:family="paragraph" style:parent-style-name="Text_20_body">
      <style:text-properties fo:language="en" fo:country="US" officeooo:rsid="2664b5d2" officeooo:paragraph-rsid="2680ec58"/>
    </style:style>
    <style:style style:name="P17" style:family="paragraph" style:parent-style-name="Text_20_body">
      <style:text-properties fo:language="en" fo:country="US" officeooo:rsid="2606d677" officeooo:paragraph-rsid="2684ec81"/>
    </style:style>
    <style:style style:name="P18" style:family="paragraph" style:parent-style-name="Text_20_body">
      <style:text-properties fo:language="en" fo:country="US" officeooo:rsid="26150323" officeooo:paragraph-rsid="268b2790"/>
    </style:style>
    <style:style style:name="P19" style:family="paragraph" style:parent-style-name="Text_20_body">
      <style:text-properties officeooo:rsid="2612f682" officeooo:paragraph-rsid="2674af75"/>
    </style:style>
    <style:style style:name="P20" style:family="paragraph" style:parent-style-name="Text_20_body">
      <style:text-properties officeooo:rsid="261c2577" officeooo:paragraph-rsid="2674af75"/>
    </style:style>
    <style:style style:name="P21" style:family="paragraph" style:parent-style-name="Text_20_body">
      <style:text-properties officeooo:rsid="260cf115" officeooo:paragraph-rsid="2675ddfd"/>
    </style:style>
    <style:style style:name="P22" style:family="paragraph" style:parent-style-name="Text_20_body">
      <style:text-properties officeooo:rsid="263ed273" officeooo:paragraph-rsid="2677a31f"/>
    </style:style>
    <style:style style:name="P23" style:family="paragraph" style:parent-style-name="Text_20_body">
      <style:text-properties officeooo:rsid="262fbde6" officeooo:paragraph-rsid="2679876c"/>
    </style:style>
    <style:style style:name="P24" style:family="paragraph" style:parent-style-name="Text_20_body">
      <style:text-properties officeooo:rsid="262fcd63" officeooo:paragraph-rsid="2679876c"/>
    </style:style>
    <style:style style:name="P25" style:family="paragraph" style:parent-style-name="Text_20_body">
      <style:text-properties officeooo:rsid="25e839c4" officeooo:paragraph-rsid="2679876c"/>
    </style:style>
    <style:style style:name="P26" style:family="paragraph" style:parent-style-name="Text_20_body">
      <style:text-properties officeooo:rsid="25ed5f28" officeooo:paragraph-rsid="2679876c"/>
    </style:style>
    <style:style style:name="P27" style:family="paragraph" style:parent-style-name="Text_20_body">
      <style:text-properties officeooo:rsid="25f386e9" officeooo:paragraph-rsid="2679876c"/>
    </style:style>
    <style:style style:name="P28" style:family="paragraph" style:parent-style-name="Text_20_body">
      <style:text-properties officeooo:rsid="25ef4ca3" officeooo:paragraph-rsid="2679876c"/>
    </style:style>
    <style:style style:name="P29" style:family="paragraph" style:parent-style-name="Text_20_body">
      <style:text-properties officeooo:rsid="25f0fa22" officeooo:paragraph-rsid="2679876c"/>
    </style:style>
    <style:style style:name="P30" style:family="paragraph" style:parent-style-name="Text_20_body">
      <style:text-properties officeooo:rsid="26279b66" officeooo:paragraph-rsid="2679876c"/>
    </style:style>
    <style:style style:name="P31" style:family="paragraph" style:parent-style-name="Text_20_body">
      <style:text-properties officeooo:rsid="262bf9b6" officeooo:paragraph-rsid="2679876c"/>
    </style:style>
    <style:style style:name="P32" style:family="paragraph" style:parent-style-name="Text_20_body">
      <style:text-properties officeooo:rsid="262e1703" officeooo:paragraph-rsid="2679876c"/>
    </style:style>
    <style:style style:name="P33" style:family="paragraph" style:parent-style-name="Text_20_body">
      <style:text-properties officeooo:rsid="265a6876" officeooo:paragraph-rsid="2679876c"/>
    </style:style>
    <style:style style:name="P34" style:family="paragraph" style:parent-style-name="Text_20_body">
      <style:text-properties officeooo:rsid="2621a032" officeooo:paragraph-rsid="267361c1"/>
    </style:style>
    <style:style style:name="P35" style:family="paragraph" style:parent-style-name="Text_20_body">
      <style:text-properties officeooo:rsid="25fe59a7" officeooo:paragraph-rsid="267f3707"/>
    </style:style>
    <style:style style:name="P36" style:family="paragraph" style:parent-style-name="Text_20_body">
      <style:text-properties style:text-line-through-style="solid" style:text-line-through-type="single" officeooo:rsid="269050f7" officeooo:paragraph-rsid="2673c471"/>
    </style:style>
    <style:style style:name="P37" style:family="paragraph" style:parent-style-name="Text_20_body">
      <style:text-properties style:text-line-through-style="solid" style:text-line-through-type="single" officeooo:rsid="262ab00f" officeooo:paragraph-rsid="2684ec81"/>
    </style:style>
    <style:style style:name="P38" style:family="paragraph" style:parent-style-name="Text_20_body">
      <style:text-properties style:text-line-through-style="solid" style:text-line-through-type="single" officeooo:rsid="25e0d5bd" officeooo:paragraph-rsid="2684ec81"/>
    </style:style>
    <style:style style:name="P39" style:family="paragraph" style:parent-style-name="Text_20_body">
      <style:text-properties style:text-line-through-style="solid" style:text-line-through-type="single" officeooo:rsid="25e48602" officeooo:paragraph-rsid="2684ec81"/>
    </style:style>
    <style:style style:name="P40" style:family="paragraph" style:parent-style-name="Text_20_body">
      <style:text-properties officeooo:rsid="2657f009" officeooo:paragraph-rsid="2680ec58"/>
    </style:style>
    <style:style style:name="P41" style:family="paragraph" style:parent-style-name="Text_20_body">
      <style:text-properties officeooo:rsid="26601ee3" officeooo:paragraph-rsid="2680ec58"/>
    </style:style>
    <style:style style:name="P42" style:family="paragraph" style:parent-style-name="Text_20_body">
      <style:text-properties officeooo:rsid="25e0cf9e" officeooo:paragraph-rsid="2684ec81"/>
    </style:style>
    <style:style style:name="P43" style:family="paragraph" style:parent-style-name="Text_20_body">
      <style:text-properties officeooo:rsid="25ff8605" officeooo:paragraph-rsid="2684ec81"/>
    </style:style>
    <style:style style:name="P44" style:family="paragraph" style:parent-style-name="Text_20_body">
      <style:text-properties officeooo:rsid="260157e2" officeooo:paragraph-rsid="2684ec81"/>
    </style:style>
    <style:style style:name="P45" style:family="paragraph" style:parent-style-name="Text_20_body">
      <style:text-properties officeooo:rsid="26033fbd" officeooo:paragraph-rsid="2684ec81"/>
    </style:style>
    <style:style style:name="P46" style:family="paragraph" style:parent-style-name="Text_20_body">
      <style:text-properties officeooo:rsid="260585fe" officeooo:paragraph-rsid="2684ec81"/>
    </style:style>
    <style:style style:name="P47" style:family="paragraph" style:parent-style-name="Text_20_body">
      <style:text-properties officeooo:rsid="2788a520" officeooo:paragraph-rsid="268b2790"/>
    </style:style>
    <style:style style:name="P48" style:family="paragraph" style:parent-style-name="Text_20_body">
      <style:text-properties officeooo:rsid="2799f72e" officeooo:paragraph-rsid="268a15ed"/>
    </style:style>
    <style:style style:name="P49" style:family="paragraph" style:parent-style-name="Text_20_body">
      <style:text-properties officeooo:rsid="26117f9b" officeooo:paragraph-rsid="268b2790"/>
    </style:style>
    <style:style style:name="P50" style:family="paragraph" style:parent-style-name="Text_20_body">
      <style:text-properties officeooo:rsid="279a1b06" officeooo:paragraph-rsid="268a15ed"/>
    </style:style>
    <style:style style:name="P51" style:family="paragraph" style:parent-style-name="Text_20_body">
      <style:text-properties officeooo:rsid="26736913" officeooo:paragraph-rsid="268c8e4a"/>
    </style:style>
    <style:style style:name="P52" style:family="paragraph" style:parent-style-name="Text_20_body">
      <style:text-properties officeooo:rsid="2630337a" officeooo:paragraph-rsid="268c8e4a"/>
    </style:style>
    <style:style style:name="P53" style:family="paragraph" style:parent-style-name="Text_20_body">
      <style:text-properties officeooo:rsid="263211f9" officeooo:paragraph-rsid="268c8e4a"/>
    </style:style>
    <style:style style:name="P54" style:family="paragraph" style:parent-style-name="Text_20_body">
      <style:text-properties officeooo:rsid="2636761b" officeooo:paragraph-rsid="268c8e4a"/>
    </style:style>
    <style:style style:name="P55" style:family="paragraph" style:parent-style-name="Text_20_body">
      <style:text-properties officeooo:rsid="263917c4" officeooo:paragraph-rsid="268c8e4a"/>
    </style:style>
    <style:style style:name="P56" style:family="paragraph" style:parent-style-name="Text_20_body">
      <style:text-properties officeooo:rsid="263ac6b4" officeooo:paragraph-rsid="268c8e4a"/>
    </style:style>
    <style:style style:name="P57" style:family="paragraph" style:parent-style-name="Text_20_body">
      <style:text-properties officeooo:rsid="263e6dde" officeooo:paragraph-rsid="268c8e4a"/>
    </style:style>
    <style:style style:name="P58" style:family="paragraph" style:parent-style-name="Text_20_body">
      <style:text-properties officeooo:rsid="2638215c" officeooo:paragraph-rsid="268c8e4a"/>
    </style:style>
    <style:style style:name="P59" style:family="paragraph" style:parent-style-name="Text_20_body">
      <style:text-properties officeooo:rsid="2638ce14" officeooo:paragraph-rsid="268c8e4a"/>
    </style:style>
    <style:style style:name="P60" style:family="paragraph" style:parent-style-name="Text_20_body">
      <style:text-properties officeooo:rsid="25e60bac" officeooo:paragraph-rsid="268c8e4a"/>
    </style:style>
    <style:style style:name="P61" style:family="paragraph" style:parent-style-name="Text_20_body">
      <style:text-properties officeooo:rsid="25e75731" officeooo:paragraph-rsid="268c8e4a"/>
    </style:style>
    <style:style style:name="P62" style:family="paragraph" style:parent-style-name="Text_20_body">
      <style:text-properties officeooo:rsid="25f7b767" officeooo:paragraph-rsid="268c8e4a"/>
    </style:style>
    <style:style style:name="P63" style:family="paragraph" style:parent-style-name="Text_20_body">
      <style:text-properties officeooo:rsid="25f8f740" officeooo:paragraph-rsid="268c8e4a"/>
    </style:style>
    <style:style style:name="P64" style:family="paragraph" style:parent-style-name="Text_20_body">
      <style:text-properties officeooo:rsid="25fb237b" officeooo:paragraph-rsid="268c8e4a"/>
    </style:style>
    <style:style style:name="P65" style:family="paragraph" style:parent-style-name="Text_20_body">
      <style:text-properties officeooo:rsid="25fdccce" officeooo:paragraph-rsid="268c8e4a"/>
    </style:style>
    <style:style style:name="P66" style:family="paragraph" style:parent-style-name="Text_20_body">
      <style:text-properties officeooo:rsid="27e9a508" officeooo:paragraph-rsid="268018b0"/>
    </style:style>
    <style:style style:name="P67" style:family="paragraph" style:parent-style-name="Text_20_body">
      <style:text-properties officeooo:rsid="27bdd0d0" officeooo:paragraph-rsid="268cc606"/>
    </style:style>
    <style:style style:name="P68" style:family="paragraph" style:parent-style-name="Text_20_body">
      <style:text-properties officeooo:rsid="2794b590" officeooo:paragraph-rsid="268cc606"/>
    </style:style>
    <style:style style:name="P69" style:family="paragraph" style:parent-style-name="Text_20_body" style:list-style-name="L1">
      <style:text-properties officeooo:paragraph-rsid="268f8b9b"/>
    </style:style>
    <style:style style:name="P70" style:family="paragraph" style:parent-style-name="Text_20_body" style:list-style-name="L1">
      <style:text-properties officeooo:rsid="282237a6" officeooo:paragraph-rsid="268f0091"/>
    </style:style>
    <style:style style:name="P71" style:family="paragraph" style:parent-style-name="Text_20_body">
      <style:text-properties officeooo:rsid="282237a6" officeooo:paragraph-rsid="268f0091"/>
    </style:style>
    <style:style style:name="P72" style:family="paragraph" style:parent-style-name="Text_20_body" style:list-style-name="L1">
      <style:text-properties officeooo:rsid="28233649" officeooo:paragraph-rsid="268f0091"/>
    </style:style>
    <style:style style:name="P73" style:family="paragraph" style:parent-style-name="Text_20_body" style:list-style-name="L1">
      <style:text-properties officeooo:rsid="28270ed5" officeooo:paragraph-rsid="268f0091"/>
    </style:style>
    <style:style style:name="P74" style:family="paragraph" style:parent-style-name="Text_20_body" style:list-style-name="L1">
      <style:text-properties officeooo:rsid="2827e001" officeooo:paragraph-rsid="268f0091"/>
    </style:style>
    <style:style style:name="P75" style:family="paragraph" style:parent-style-name="Text_20_body" style:list-style-name="L1">
      <style:text-properties officeooo:rsid="28a0da05" officeooo:paragraph-rsid="268da906"/>
    </style:style>
    <style:style style:name="P76" style:family="paragraph" style:parent-style-name="Text_20_body" style:list-style-name="L1">
      <style:text-properties officeooo:rsid="29d78a35" officeooo:paragraph-rsid="268cffa5"/>
    </style:style>
    <style:style style:name="P77" style:family="paragraph" style:parent-style-name="Text_20_body" style:list-style-name="L1">
      <style:text-properties officeooo:rsid="288fecff" officeooo:paragraph-rsid="268aaeb5"/>
    </style:style>
    <style:style style:name="P78" style:family="paragraph" style:parent-style-name="Text_20_body" style:list-style-name="L1">
      <style:text-properties officeooo:rsid="288fecff" officeooo:paragraph-rsid="2687c8af"/>
    </style:style>
    <style:style style:name="P79" style:family="paragraph" style:parent-style-name="Text_20_body" style:list-style-name="L1">
      <style:text-properties officeooo:rsid="28fa9cc2" officeooo:paragraph-rsid="268a7043"/>
    </style:style>
    <style:style style:name="P80" style:family="paragraph" style:parent-style-name="Text_20_body" style:list-style-name="L1">
      <style:text-properties officeooo:rsid="291a5662" officeooo:paragraph-rsid="268a7043"/>
    </style:style>
    <style:style style:name="P81" style:family="paragraph" style:parent-style-name="Text_20_body" style:list-style-name="L1">
      <style:text-properties officeooo:rsid="2885f554" officeooo:paragraph-rsid="268592fb"/>
    </style:style>
    <style:style style:name="P82" style:family="paragraph" style:parent-style-name="Text_20_body" style:list-style-name="L1">
      <style:text-properties officeooo:rsid="2887b571" officeooo:paragraph-rsid="268592fb"/>
    </style:style>
    <style:style style:name="P83" style:family="paragraph" style:parent-style-name="Text_20_body" style:list-style-name="L1">
      <style:text-properties officeooo:rsid="288aa3ba" officeooo:paragraph-rsid="268592fb"/>
    </style:style>
    <style:style style:name="P84" style:family="paragraph" style:parent-style-name="Text_20_body" style:list-style-name="L1">
      <style:text-properties officeooo:rsid="288da684" officeooo:paragraph-rsid="268592fb"/>
    </style:style>
    <style:style style:name="P85" style:family="paragraph" style:parent-style-name="Text_20_body" style:list-style-name="L1">
      <style:text-properties officeooo:rsid="288e72d6" officeooo:paragraph-rsid="268592fb"/>
    </style:style>
    <style:style style:name="P86" style:family="paragraph" style:parent-style-name="Text_20_body" style:list-style-name="L1">
      <style:text-properties officeooo:rsid="288e72d6" officeooo:paragraph-rsid="2685cdd5"/>
    </style:style>
    <style:style style:name="P87" style:family="paragraph" style:parent-style-name="Text_20_body" style:list-style-name="L1">
      <style:text-properties officeooo:rsid="28ac3ffd" officeooo:paragraph-rsid="268622cd"/>
    </style:style>
    <style:style style:name="P88" style:family="paragraph" style:parent-style-name="Text_20_body" style:list-style-name="L1">
      <style:text-properties officeooo:rsid="268622cd" officeooo:paragraph-rsid="268622cd"/>
    </style:style>
    <style:style style:name="P89" style:family="paragraph" style:parent-style-name="Text_20_body" style:list-style-name="L1">
      <style:text-properties officeooo:rsid="2687c8af" officeooo:paragraph-rsid="2687c8af"/>
    </style:style>
    <style:style style:name="P90" style:family="paragraph" style:parent-style-name="Text_20_body" style:list-style-name="L1">
      <style:text-properties officeooo:rsid="2884ce1c" officeooo:paragraph-rsid="268903c7"/>
    </style:style>
    <style:style style:name="P91" style:family="paragraph" style:parent-style-name="Text_20_body" style:list-style-name="L1">
      <style:text-properties officeooo:rsid="28821bbb" officeooo:paragraph-rsid="268903c7"/>
    </style:style>
    <style:style style:name="P92" style:family="paragraph" style:parent-style-name="Text_20_body" style:list-style-name="L1">
      <style:text-properties officeooo:rsid="287e89ec" officeooo:paragraph-rsid="268903c7"/>
    </style:style>
    <style:style style:name="P93" style:family="paragraph" style:parent-style-name="Text_20_body" style:list-style-name="L1">
      <style:text-properties officeooo:rsid="287e89ec" officeooo:paragraph-rsid="2681fcbc"/>
    </style:style>
    <style:style style:name="P94" style:family="paragraph" style:parent-style-name="Text_20_body" style:list-style-name="L1">
      <style:text-properties officeooo:rsid="2850f870" officeooo:paragraph-rsid="2684ccc5"/>
    </style:style>
    <style:style style:name="P95" style:family="paragraph" style:parent-style-name="Text_20_body" style:list-style-name="L1">
      <style:text-properties officeooo:rsid="285aff6e" officeooo:paragraph-rsid="26837ec9"/>
    </style:style>
    <style:style style:name="P96" style:family="paragraph" style:parent-style-name="Text_20_body" style:list-style-name="L1">
      <style:text-properties officeooo:rsid="285c5425" officeooo:paragraph-rsid="26837ec9"/>
    </style:style>
    <style:style style:name="P97" style:family="paragraph" style:parent-style-name="Text_20_body" style:list-style-name="L1">
      <style:text-properties officeooo:rsid="285e3d19" officeooo:paragraph-rsid="26837ec9"/>
    </style:style>
    <style:style style:name="P98" style:family="paragraph" style:parent-style-name="Text_20_body" style:list-style-name="L1">
      <style:text-properties officeooo:rsid="285ecb32" officeooo:paragraph-rsid="26837ec9"/>
    </style:style>
    <style:style style:name="P99" style:family="paragraph" style:parent-style-name="Text_20_body" style:list-style-name="L1">
      <style:text-properties officeooo:rsid="285f2b0b" officeooo:paragraph-rsid="26837ec9"/>
    </style:style>
    <style:style style:name="P100" style:family="paragraph" style:parent-style-name="Text_20_body" style:list-style-name="L1">
      <style:text-properties officeooo:rsid="28627813" officeooo:paragraph-rsid="26837ec9"/>
    </style:style>
    <style:style style:name="P101" style:family="paragraph" style:parent-style-name="Text_20_body" style:list-style-name="L1">
      <style:text-properties officeooo:rsid="28655b3f" officeooo:paragraph-rsid="26834b17"/>
    </style:style>
    <style:style style:name="P102" style:family="paragraph" style:parent-style-name="Text_20_body" style:list-style-name="L1">
      <style:text-properties officeooo:rsid="287d2c9d" officeooo:paragraph-rsid="26834b17"/>
    </style:style>
    <style:style style:name="P103" style:family="paragraph" style:parent-style-name="Text_20_body" style:list-style-name="L1">
      <style:text-properties officeooo:rsid="287d2c9d" officeooo:paragraph-rsid="2681fcbc"/>
    </style:style>
    <style:style style:name="P104" style:family="paragraph" style:parent-style-name="Text_20_body" style:list-style-name="L1">
      <style:text-properties officeooo:rsid="287f04a7" officeooo:paragraph-rsid="2681fcbc"/>
    </style:style>
    <style:style style:name="P105" style:family="paragraph" style:parent-style-name="Text_20_body" style:list-style-name="L1">
      <style:text-properties officeooo:rsid="277a51f2" officeooo:paragraph-rsid="267b3c0e"/>
    </style:style>
    <style:style style:name="P106" style:family="paragraph" style:parent-style-name="Text_20_body" style:list-style-name="L1">
      <style:text-properties officeooo:rsid="27cb2800" officeooo:paragraph-rsid="267b3c0e"/>
    </style:style>
    <style:style style:name="P107" style:family="paragraph" style:parent-style-name="Text_20_body" style:list-style-name="L1">
      <style:text-properties officeooo:rsid="27d6535e" officeooo:paragraph-rsid="267b3c0e"/>
    </style:style>
    <style:style style:name="P108" style:family="paragraph" style:parent-style-name="Text_20_body" style:list-style-name="L1">
      <style:text-properties style:text-line-through-style="solid" style:text-line-through-type="single" officeooo:rsid="277be68c" officeooo:paragraph-rsid="267b3c0e"/>
    </style:style>
    <style:style style:name="P109" style:family="paragraph" style:parent-style-name="Text_20_body" style:list-style-name="L1">
      <style:text-properties style:text-line-through-style="solid" style:text-line-through-type="single" officeooo:rsid="277fa237" officeooo:paragraph-rsid="267b3c0e"/>
    </style:style>
    <style:style style:name="P110" style:family="paragraph" style:parent-style-name="Text_20_body" style:list-style-name="L1">
      <style:text-properties officeooo:rsid="27d689ff" officeooo:paragraph-rsid="267ce642"/>
    </style:style>
    <style:style style:name="P111" style:family="paragraph" style:parent-style-name="Text_20_body" style:list-style-name="L1">
      <style:text-properties officeooo:rsid="277ce8d6" officeooo:paragraph-rsid="267ce642"/>
    </style:style>
    <style:style style:name="P112" style:family="paragraph" style:parent-style-name="Text_20_body" style:list-style-name="L1">
      <style:text-properties officeooo:rsid="277ed7f0" officeooo:paragraph-rsid="267ce642"/>
    </style:style>
    <style:style style:name="P113" style:family="paragraph" style:parent-style-name="Text_20_body" style:list-style-name="L1">
      <style:text-properties officeooo:rsid="2782cd4b" officeooo:paragraph-rsid="267ce642"/>
    </style:style>
    <style:style style:name="P114" style:family="paragraph" style:parent-style-name="Text_20_body" style:list-style-name="L1">
      <style:text-properties officeooo:rsid="267200fc" officeooo:paragraph-rsid="267d4aa1"/>
    </style:style>
    <style:style style:name="P115" style:family="paragraph" style:parent-style-name="Text_20_body" style:list-style-name="L1">
      <style:text-properties officeooo:rsid="26763df2" officeooo:paragraph-rsid="267dfb11"/>
    </style:style>
    <style:style style:name="P116" style:family="paragraph" style:parent-style-name="Text_20_body" style:list-style-name="L1">
      <style:text-properties officeooo:rsid="26764fc1" officeooo:paragraph-rsid="267dfb11"/>
    </style:style>
    <style:style style:name="P117" style:family="paragraph" style:parent-style-name="Text_20_body" style:list-style-name="L1">
      <style:text-properties officeooo:rsid="267725cd" officeooo:paragraph-rsid="267dfb11"/>
    </style:style>
    <style:style style:name="P118" style:family="paragraph" style:parent-style-name="Text_20_body" style:list-style-name="L2">
      <style:text-properties officeooo:rsid="278e1c84" officeooo:paragraph-rsid="268cc606"/>
    </style:style>
    <style:style style:name="P119" style:family="paragraph" style:parent-style-name="Text_20_body" style:list-style-name="L2">
      <style:text-properties officeooo:rsid="279305c6" officeooo:paragraph-rsid="268cc606"/>
    </style:style>
    <style:style style:name="P120" style:family="paragraph" style:parent-style-name="Text_20_body" style:list-style-name="L2">
      <style:text-properties officeooo:rsid="278f91a2" officeooo:paragraph-rsid="268cc606"/>
    </style:style>
    <style:style style:name="P121" style:family="paragraph" style:parent-style-name="Text_20_body" style:list-style-name="L2">
      <style:text-properties officeooo:rsid="278bed2b" officeooo:paragraph-rsid="268cc606"/>
    </style:style>
    <style:style style:name="P122" style:family="paragraph" style:parent-style-name="Text_20_body" style:list-style-name="L2">
      <style:text-properties officeooo:rsid="278f0426" officeooo:paragraph-rsid="268cc606"/>
    </style:style>
    <style:style style:name="P123" style:family="paragraph" style:parent-style-name="Text_20_body" style:list-style-name="L2">
      <style:text-properties officeooo:rsid="27bdd0d0" officeooo:paragraph-rsid="268cc606"/>
    </style:style>
    <style:style style:name="P124" style:family="paragraph" style:parent-style-name="Text_20_body" style:list-style-name="L3">
      <style:text-properties officeooo:rsid="2799f72e" officeooo:paragraph-rsid="268a15ed"/>
    </style:style>
    <style:style style:name="P125" style:family="paragraph" style:parent-style-name="Text_20_body" style:list-style-name="L1">
      <style:text-properties officeooo:rsid="29f3fef1" officeooo:paragraph-rsid="268f8b9b"/>
    </style:style>
    <style:style style:name="P126" style:family="paragraph" style:parent-style-name="Text_20_body" style:list-style-name="L1">
      <style:text-properties officeooo:rsid="29f5ca40" officeooo:paragraph-rsid="268f8b9b"/>
    </style:style>
    <style:style style:name="P127" style:family="paragraph" style:parent-style-name="Text_20_body" style:list-style-name="L1">
      <style:text-properties officeooo:rsid="29f80847" officeooo:paragraph-rsid="268f8b9b"/>
    </style:style>
    <style:style style:name="P128" style:family="paragraph" style:parent-style-name="Text_20_body" style:list-style-name="L1">
      <style:text-properties officeooo:rsid="29f38e02" officeooo:paragraph-rsid="268f8b9b"/>
    </style:style>
    <style:style style:name="P129" style:family="paragraph" style:parent-style-name="Text_20_body" style:list-style-name="L1">
      <style:text-properties officeooo:rsid="29f21caf" officeooo:paragraph-rsid="268f8b9b"/>
    </style:style>
    <style:style style:name="P130" style:family="paragraph" style:parent-style-name="Text_20_body" style:list-style-name="L1">
      <style:text-properties officeooo:rsid="27edd538" officeooo:paragraph-rsid="268f8b9b"/>
    </style:style>
    <style:style style:name="P131" style:family="paragraph" style:parent-style-name="Heading_20_1">
      <style:text-properties officeooo:rsid="25fe59a7" officeooo:paragraph-rsid="267361c1"/>
    </style:style>
    <style:style style:name="P132" style:family="paragraph" style:parent-style-name="Heading_20_1">
      <style:text-properties fo:language="en" fo:country="US" officeooo:rsid="267361c1" officeooo:paragraph-rsid="2673c471"/>
    </style:style>
    <style:style style:name="P133" style:family="paragraph" style:parent-style-name="Heading_20_1">
      <style:text-properties fo:language="en" fo:country="US" officeooo:rsid="260cf115" officeooo:paragraph-rsid="2675ddfd"/>
    </style:style>
    <style:style style:name="P134" style:family="paragraph" style:parent-style-name="Heading_20_1">
      <style:text-properties officeooo:rsid="263ed273" officeooo:paragraph-rsid="2677a31f"/>
    </style:style>
    <style:style style:name="P135" style:family="paragraph" style:parent-style-name="Heading_20_1">
      <style:text-properties officeooo:rsid="25e7e065" officeooo:paragraph-rsid="2684ec81"/>
    </style:style>
    <style:style style:name="P136" style:family="paragraph" style:parent-style-name="Heading_20_1">
      <style:text-properties officeooo:rsid="25e839c4" officeooo:paragraph-rsid="2679876c"/>
    </style:style>
    <style:style style:name="P137" style:family="paragraph" style:parent-style-name="Heading_20_1">
      <style:text-properties officeooo:rsid="25e60bac" officeooo:paragraph-rsid="268c8e4a"/>
    </style:style>
    <style:style style:name="P138" style:family="paragraph" style:parent-style-name="Heading_20_1" style:master-page-name="First_20_Page">
      <style:paragraph-properties style:page-number="auto"/>
    </style:style>
    <style:style style:name="P139" style:family="paragraph" style:parent-style-name="Heading_20_3">
      <style:text-properties officeooo:paragraph-rsid="268b2790"/>
    </style:style>
    <style:style style:name="P140" style:family="paragraph" style:parent-style-name="Heading_20_3">
      <style:text-properties officeooo:paragraph-rsid="2675ddfd"/>
    </style:style>
    <style:style style:name="P141" style:family="paragraph" style:parent-style-name="Heading_20_3">
      <style:text-properties officeooo:rsid="261c4802" officeooo:paragraph-rsid="2674af75"/>
    </style:style>
    <style:style style:name="P142" style:family="paragraph" style:parent-style-name="Heading_20_3">
      <style:text-properties officeooo:paragraph-rsid="2674af75"/>
    </style:style>
    <style:style style:name="P143" style:family="paragraph" style:parent-style-name="Heading_20_3">
      <style:text-properties officeooo:paragraph-rsid="268c8e4a"/>
    </style:style>
    <style:style style:name="T1" style:family="text">
      <style:text-properties officeooo:rsid="2647b3c2"/>
    </style:style>
    <style:style style:name="T2" style:family="text">
      <style:text-properties officeooo:rsid="26538ce7"/>
    </style:style>
    <style:style style:name="T3" style:family="text">
      <style:text-properties officeooo:rsid="26788fdf"/>
    </style:style>
    <style:style style:name="T4" style:family="text">
      <style:text-properties officeooo:rsid="266e12c9"/>
    </style:style>
    <style:style style:name="T5" style:family="text">
      <style:text-properties officeooo:rsid="2622b432"/>
    </style:style>
    <style:style style:name="T6" style:family="text">
      <style:text-properties fo:language="cs" fo:country="CZ" officeooo:rsid="267361c1"/>
    </style:style>
    <style:style style:name="T7" style:family="text">
      <style:text-properties fo:language="cs" fo:country="CZ" officeooo:rsid="268162f1"/>
    </style:style>
    <style:style style:name="T8" style:family="text">
      <style:text-properties fo:language="cs" fo:country="CZ" fo:font-style="italic" officeooo:rsid="27934e86" style:font-style-asian="italic" style:font-style-complex="italic"/>
    </style:style>
    <style:style style:name="T9" style:family="text">
      <style:text-properties fo:language="cs" fo:country="CZ" officeooo:rsid="29f94aac"/>
    </style:style>
    <style:style style:name="T10" style:family="text">
      <style:text-properties fo:language="cs" fo:country="CZ" officeooo:rsid="2a00f3f3"/>
    </style:style>
    <style:style style:name="T11" style:family="text">
      <style:text-properties fo:language="en" fo:country="US" officeooo:rsid="267361c1"/>
    </style:style>
    <style:style style:name="T12" style:family="text">
      <style:text-properties fo:language="en" fo:country="US" officeooo:rsid="266e12c9"/>
    </style:style>
    <style:style style:name="T13" style:family="text">
      <style:text-properties fo:language="en" fo:country="US" officeooo:rsid="26422cf4"/>
    </style:style>
    <style:style style:name="T14" style:family="text">
      <style:text-properties fo:language="en" fo:country="US" officeooo:rsid="25ff768f"/>
    </style:style>
    <style:style style:name="T15" style:family="text">
      <style:text-properties fo:language="en" fo:country="US" officeooo:rsid="29f94aac"/>
    </style:style>
    <style:style style:name="T16" style:family="text">
      <style:text-properties fo:language="en" fo:country="US" officeooo:rsid="282237a6"/>
    </style:style>
    <style:style style:name="T17" style:family="text">
      <style:text-properties officeooo:rsid="2692179b"/>
    </style:style>
    <style:style style:name="T18" style:family="text">
      <style:text-properties officeooo:rsid="2655ebc1"/>
    </style:style>
    <style:style style:name="T19" style:family="text">
      <style:text-properties officeooo:rsid="261b0658"/>
    </style:style>
    <style:style style:name="T20" style:family="text">
      <style:text-properties officeooo:rsid="260ddd58"/>
    </style:style>
    <style:style style:name="T21" style:family="text">
      <style:text-properties fo:font-style="italic" style:font-style-asian="italic" style:font-style-complex="italic"/>
    </style:style>
    <style:style style:name="T22" style:family="text">
      <style:text-properties fo:font-style="italic" officeooo:rsid="260ddd58" style:font-style-asian="italic" style:font-style-complex="italic"/>
    </style:style>
    <style:style style:name="T23" style:family="text">
      <style:text-properties fo:font-style="italic" officeooo:rsid="285f2335" style:font-style-asian="italic" style:font-style-complex="italic"/>
    </style:style>
    <style:style style:name="T24" style:family="text">
      <style:text-properties fo:font-style="italic" officeooo:rsid="27934e86" style:font-style-asian="italic" style:font-style-complex="italic"/>
    </style:style>
    <style:style style:name="T25" style:family="text">
      <style:text-properties officeooo:rsid="27683e90"/>
    </style:style>
    <style:style style:name="T26" style:family="text">
      <style:text-properties officeooo:rsid="2640cc31"/>
    </style:style>
    <style:style style:name="T27" style:family="text">
      <style:text-properties officeooo:rsid="26403531"/>
    </style:style>
    <style:style style:name="T28" style:family="text">
      <style:text-properties officeooo:rsid="25ea331a"/>
    </style:style>
    <style:style style:name="T29" style:family="text">
      <style:text-properties officeooo:rsid="25ee6a96"/>
    </style:style>
    <style:style style:name="T30" style:family="text">
      <style:text-properties officeooo:rsid="25f386e9"/>
    </style:style>
    <style:style style:name="T31" style:family="text">
      <style:text-properties officeooo:rsid="25f44113"/>
    </style:style>
    <style:style style:name="T32" style:family="text">
      <style:text-properties officeooo:rsid="25efe105"/>
    </style:style>
    <style:style style:name="T33" style:family="text">
      <style:text-properties officeooo:rsid="25f1ebf9"/>
    </style:style>
    <style:style style:name="T34" style:family="text">
      <style:text-properties officeooo:rsid="2659c3f5"/>
    </style:style>
    <style:style style:name="T35" style:family="text">
      <style:text-properties officeooo:rsid="267a6988"/>
    </style:style>
    <style:style style:name="T36" style:family="text">
      <style:text-properties style:text-line-through-style="solid" style:text-line-through-type="single" officeooo:rsid="277fa237"/>
    </style:style>
    <style:style style:name="T37" style:family="text">
      <style:text-properties style:text-line-through-style="solid" style:text-line-through-type="single" officeooo:rsid="27819b75"/>
    </style:style>
    <style:style style:name="T38" style:family="text">
      <style:text-properties officeooo:rsid="267237ab"/>
    </style:style>
    <style:style style:name="T39" style:family="text">
      <style:text-properties officeooo:rsid="267725cd"/>
    </style:style>
    <style:style style:name="T40" style:family="text">
      <style:text-properties officeooo:rsid="26764fc1"/>
    </style:style>
    <style:style style:name="T41" style:family="text">
      <style:text-properties officeooo:rsid="26601ee3"/>
    </style:style>
    <style:style style:name="T42" style:family="text">
      <style:text-properties officeooo:rsid="276a2cb5"/>
    </style:style>
    <style:style style:name="T43" style:family="text">
      <style:text-properties officeooo:rsid="26580959"/>
    </style:style>
    <style:style style:name="T44" style:family="text">
      <style:text-properties officeooo:rsid="266051a0"/>
    </style:style>
    <style:style style:name="T45" style:family="text">
      <style:text-properties officeooo:rsid="2662c4f3"/>
    </style:style>
    <style:style style:name="T46" style:family="text">
      <style:text-properties officeooo:rsid="287f651e"/>
    </style:style>
    <style:style style:name="T47" style:family="text">
      <style:text-properties officeooo:rsid="285f2335"/>
    </style:style>
    <style:style style:name="T48" style:family="text">
      <style:text-properties fo:font-style="normal" officeooo:rsid="285f2335" style:font-style-asian="normal" style:font-style-complex="normal"/>
    </style:style>
    <style:style style:name="T49" style:family="text">
      <style:text-properties officeooo:rsid="28610578"/>
    </style:style>
    <style:style style:name="T50" style:family="text">
      <style:text-properties officeooo:rsid="28520c6c"/>
    </style:style>
    <style:style style:name="T51" style:family="text">
      <style:text-properties officeooo:rsid="25e2bb11"/>
    </style:style>
    <style:style style:name="T52" style:family="text">
      <style:text-properties officeooo:rsid="260f679c"/>
    </style:style>
    <style:style style:name="T53" style:family="text">
      <style:text-properties officeooo:rsid="2604b2f7"/>
    </style:style>
    <style:style style:name="T54" style:family="text">
      <style:text-properties officeooo:rsid="2605823d"/>
    </style:style>
    <style:style style:name="T55" style:family="text">
      <style:text-properties officeooo:rsid="26110261"/>
    </style:style>
    <style:style style:name="T56" style:family="text">
      <style:text-properties officeooo:rsid="26063359"/>
    </style:style>
    <style:style style:name="T57" style:family="text">
      <style:text-properties officeooo:rsid="2616d6e4"/>
    </style:style>
    <style:style style:name="T58" style:family="text">
      <style:text-properties officeooo:rsid="2617d30d"/>
    </style:style>
    <style:style style:name="T59" style:family="text">
      <style:text-properties officeooo:rsid="28897d1f"/>
    </style:style>
    <style:style style:name="T60" style:family="text">
      <style:text-properties officeooo:rsid="28912d11"/>
    </style:style>
    <style:style style:name="T61" style:family="text">
      <style:text-properties officeooo:rsid="28cb3ff5"/>
    </style:style>
    <style:style style:name="T62" style:family="text">
      <style:text-properties officeooo:rsid="28cc74b6"/>
    </style:style>
    <style:style style:name="T63" style:family="text">
      <style:text-properties officeooo:rsid="2880877b"/>
    </style:style>
    <style:style style:name="T64" style:family="text">
      <style:text-properties officeooo:rsid="279ad9c5"/>
    </style:style>
    <style:style style:name="T65" style:family="text">
      <style:text-properties officeooo:rsid="26755ab7"/>
    </style:style>
    <style:style style:name="T66" style:family="text">
      <style:text-properties officeooo:rsid="2638215c"/>
    </style:style>
    <style:style style:name="T67" style:family="text">
      <style:text-properties officeooo:rsid="263bfe87"/>
    </style:style>
    <style:style style:name="T68" style:family="text">
      <style:text-properties officeooo:rsid="26471ce4"/>
    </style:style>
    <style:style style:name="T69" style:family="text">
      <style:text-properties officeooo:rsid="2633efee"/>
    </style:style>
    <style:style style:name="T70" style:family="text">
      <style:text-properties officeooo:rsid="25f8f740"/>
    </style:style>
    <style:style style:name="T71" style:family="text">
      <style:text-properties officeooo:rsid="25f94849"/>
    </style:style>
    <style:style style:name="T72" style:family="text">
      <style:text-properties officeooo:rsid="25fd6506"/>
    </style:style>
    <style:style style:name="T73" style:family="text">
      <style:text-properties officeooo:rsid="25fb82e6"/>
    </style:style>
    <style:style style:name="T74" style:family="text">
      <style:text-properties officeooo:rsid="27bdd0d0"/>
    </style:style>
    <style:style style:name="T75" style:family="text">
      <style:text-properties officeooo:rsid="27934e86"/>
    </style:style>
    <style:style style:name="T76" style:family="text">
      <style:text-properties officeooo:rsid="28a125d9"/>
    </style:style>
    <style:style style:name="T77" style:family="text">
      <style:text-properties officeooo:rsid="28253047"/>
    </style:style>
    <style:style style:name="T78" style:family="text">
      <style:text-properties officeooo:rsid="2882f06d"/>
    </style:style>
    <style:style style:name="T79" style:family="text">
      <style:text-properties officeooo:rsid="29f5ca4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8" text:outline-level="1">TODO</text:h>
      <text:list xml:id="list4063454629" text:style-name="L1">
        <text:list-item>
          <text:p text:style-name="P130"><text:span text:style-name="T15">TODO: Líheň obřích brouků by na mapě měla bejt zanořená pod úrovní štoly </text:span><text:span text:style-name="T16">(jako vana)</text:span><text:span text:style-name="T15">.</text:span></text:p>
          <text:p text:style-name="P69"><text:span text:style-name="T15"/></text:p>
        </text:list-item>
        <text:list-item>
          <text:p text:style-name="P69"><text:span text:style-name="T15">[</text:span><text:span text:style-name="T9">done</text:span><text:span text:style-name="T15">] </text:span><text:span text:style-name="T78">Přes líheň se jde do vnitřní šachty.</text:span></text:p>
        </text:list-item>
        <text:list-item>
          <text:p text:style-name="P126"><text:span text:style-name="T15">[</text:span><text:span text:style-name="T9">done</text:span><text:span text:style-name="T15">] </text:span>U dolujícího bouka by měl bejt horník s motykou a lopatou. A měly by odtamtud hlínu vozit ploštice.</text:p>
        </text:list-item>
        <text:list-item>
          <text:p text:style-name="P69"><text:span text:style-name="T15">[</text:span><text:span text:style-name="T9">done</text:span><text:span text:style-name="T15">] </text:span><text:span text:style-name="T79">Sklad trhavin by měl bejt co nejdál od Vnitřní šachty a ideálně i daleko od trolla.</text:span></text:p>
          <text:list>
            <text:list-item>
              <text:p text:style-name="P127">Navíc tam chrněj dělňasové, takže by to mělo bejt poblíž toho, kde se kutá.</text:p>
            </text:list-item>
          </text:list>
        </text:list-item>
        <text:list-item>
          <text:p text:style-name="P128"><text:span text:style-name="T15">[</text:span><text:span text:style-name="T9">done</text:span><text:span text:style-name="T15">] </text:span>Runotepecká dílna by měla bejt daleko od vnitřní šachty.</text:p>
        </text:list-item>
        <text:list-item>
          <text:p text:style-name="P129"><text:span text:style-name="T15">[</text:span><text:span text:style-name="T10">sort of, ale ok</text:span><text:span text:style-name="T15">] </text:span>Obytná místnost by měla bejt daleko od kovárny (je v ní klíč k truhle v kovárně).</text:p>
          <text:list>
            <text:list-item>
              <text:p text:style-name="P125">Může bejt ale blízko zbrojnice (potenciální větší nebezpečí pro postavy).</text:p>
            </text:list-item>
          </text:list>
        </text:list-item>
      </text:list>
      <text:p text:style-name="P71"/>
      <text:list xml:id="list175520077197569" text:continue-numbering="true" text:style-name="L1">
        <text:list-item>
          <text:p text:style-name="P70">TODO: Vymyslet použití pro výbušninu.</text:p>
          <text:list>
            <text:list-item>
              <text:p text:style-name="P72">Možná dveře do <text:span text:style-name="T77">vnitřní</text:span> šachty?</text:p>
              <text:list>
                <text:list-item>
                  <text:p text:style-name="P73">Asi jen když družina nemá zloděje (je blbost nedovolit mu to picknout).</text:p>
                </text:list-item>
                <text:list-item>
                  <text:p text:style-name="P74">TODO: To znamená, že v Obytné místnosti nesmí bejt klíč.</text:p>
                </text:list-item>
              </text:list>
            </text:list-item>
          </text:list>
        </text:list-item>
        <text:list-item>
          <text:p text:style-name="P75"><text:soft-page-break/>TODO: Do hlavní šachty by asi měl bejt nějakej provizorní vstup, než bude hotovej žebřík (nejspíš provaz s uzlama). <text:span text:style-name="T76">Taky by vedle měl bejt provaz na spouštění jídla a tak.</text:span></text:p>
        </text:list-item>
        <text:list-item>
          <text:p text:style-name="P76">TODO: Skřetí kovář do kovárny.</text:p>
        </text:list-item>
        <text:list-item>
          <text:p text:style-name="P77">TODO: Na povrchu by měla bejt hromada vytěžený rudy a vedle stopy po tom, jak se někam odvážela (kola od vozu, tažná zvířata – voli asi).</text:p>
        </text:list-item>
        <text:list-item>
          <text:p text:style-name="P79">TODO: Skřetí strážnice (místo, kde přespávaj ozbrojení skřeti) – abych se na to mohl odkazovat. Nejspíš někde poblíž vchodu do dolu.</text:p>
          <text:list>
            <text:list-item>
              <text:p text:style-name="P80">Použiju na to zbrojnici.</text:p>
            </text:list-item>
          </text:list>
        </text:list-item>
        <text:list-item>
          <text:p text:style-name="P81">TODO: Skřeti</text:p>
          <text:list>
            <text:list-item>
              <text:p text:style-name="P81">IDEA: Zbraně má jen náčelník a jeho <text:span text:style-name="T59">stráž</text:span>.</text:p>
            </text:list-item>
            <text:list-item>
              <text:p text:style-name="P82">Zbylí skřeti jsou dělníci a budou mít spíš jen hornické náčiní.</text:p>
              <text:list>
                <text:list-item>
                  <text:p text:style-name="P83">Skřetí náčelník (trpaslická dvoubřitá sekera, <text:span text:style-name="T60">trpaslický nůž</text:span>), <text:span text:style-name="T60">zbroj</text:span></text:p>
                </text:list-item>
                <text:list-item>
                  <text:p text:style-name="P83">skřetice s vrhacími noži</text:p>
                </text:list-item>
                <text:list-item>
                  <text:p text:style-name="P83"><text:span text:style-name="T61">2</text:span>x skřet s lukem</text:p>
                </text:list-item>
                <text:list-item>
                  <text:p text:style-name="P83">2x skřet s kopím <text:span text:style-name="T60">(skřetí lehká zbroj)</text:span></text:p>
                </text:list-item>
                <text:list-item>
                  <text:p text:style-name="P84">3x skřet s krumpáčem</text:p>
                </text:list-item>
                <text:list-item>
                  <text:p text:style-name="P84"><text:span text:style-name="T62">2</text:span>x skřet s motykou</text:p>
                </text:list-item>
                <text:list-item>
                  <text:p text:style-name="P85">Skřetí řemeslník (v kůlně na povrchu)</text:p>
                </text:list-item>
              </text:list>
            </text:list-item>
          </text:list>
        </text:list-item>
        <text:list-item>
          <text:p text:style-name="P86"><text:soft-page-break/>TODO: Kam skřeti chodí na záchod?</text:p>
          <text:list>
            <text:list-item>
              <text:p text:style-name="P86">Asi do líhně obřích brouků.</text:p>
            </text:list-item>
            <text:list-item>
              <text:p text:style-name="P86">TODO: Zápach do líhně obřích brouků.</text:p>
            </text:list-item>
          </text:list>
        </text:list-item>
        <text:list-item>
          <text:p text:style-name="P87">TODO: Kde skřeti berou vodu? Z čeho pijou?</text:p>
          <text:list>
            <text:list-item>
              <text:p text:style-name="P88">V potoce.</text:p>
            </text:list-item>
          </text:list>
        </text:list-item>
        <text:list-item>
          <text:p text:style-name="P78">TODO: Kde si skřeti vaří a kde skladují jídlo?</text:p>
          <text:list>
            <text:list-item>
              <text:p text:style-name="P89">V kůlně na povrchu.</text:p>
            </text:list-item>
          </text:list>
        </text:list-item>
        <text:list-item>
          <text:p text:style-name="P90">TODO: Nějaký nástroje dát do kůlny (tesařský?)</text:p>
          <text:list>
            <text:list-item>
              <text:p text:style-name="P90">sekeru, špachtli, hladítko</text:p>
            </text:list-item>
            <text:list-item>
              <text:p text:style-name="P90">nůž by mohl mít skřet - řemeslník</text:p>
            </text:list-item>
          </text:list>
        </text:list-item>
        <text:list-item>
          <text:p text:style-name="P91">TODO: Někam dát hornické nástroje (asi je teď používají skřeti).</text:p>
        </text:list-item>
        <text:list-item>
          <text:p text:style-name="P92">TODO: <text:span text:style-name="T63">R</text:span>opracovanej žebřík <text:span text:style-name="T63">do kůlny</text:span>.</text:p>
        </text:list-item>
        <text:list-item>
          <text:p text:style-name="P94">TODO: Asi by tu někde měla bejt trpaslická kovárna (vedle dílny nejspíš). Nebo možná spojit Dílu a kovárnu? <text:span text:style-name="T50">Asi jo.</text:span></text:p>
        </text:list-item>
        <text:list-item>
          <text:p text:style-name="P95">TODO: Consumables!</text:p>
          <text:list>
            <text:list-item>
              <text:p text:style-name="P95">Aspoň jeden lektvar, mast, nebo tak něco.</text:p>
            </text:list-item>
            <text:list-item>
              <text:p text:style-name="P96">Co by se tu mohlo nejvíc hodit? Probouzecí dryják (nevím, jak jsem to pojmenoval) proti houbě, ale to bych musel zrušit automatické probírání. Navíc by mi jako hráči asi přišlo škoda ho plejtvat, když nehrozí akutní nebezpečí.</text:p>
              <text:list>
                <text:list-item>
                  <text:p text:style-name="P97"><text:soft-page-break/>Popáleniny tu asi nehrozej (ani od kyseliny).</text:p>
                </text:list-item>
                <text:list-item>
                  <text:p text:style-name="P98">Možná <text:span text:style-name="T21">pavoučí lektvar</text:span> by se mohl hodit.</text:p>
                </text:list-item>
                <text:list-item>
                  <text:p text:style-name="P98"><text:span text:style-name="T47">Nebo </text:span><text:span text:style-name="T23">lektvar vodního dechu</text:span><text:span text:style-name="T48"> (jo, ten určitě)</text:span><text:span text:style-name="T47">.</text:span></text:p>
                  <text:list>
                    <text:list-item>
                      <text:p text:style-name="P99">Kam s ním? Do šéfovy skříně? Asi jo... <text:span text:style-name="T49">Nebo mu tam vedle skříně dát ještě trezor? (Ať je aspoň něco zapastěný?)</text:span></text:p>
                      <text:list>
                        <text:list-item>
                          <text:p text:style-name="P100">Možná by ten trezor mohl bejt za skříní.</text:p>
                        </text:list-item>
                      </text:list>
                    </text:list-item>
                  </text:list>
                </text:list-item>
              </text:list>
            </text:list-item>
          </text:list>
        </text:list-item>
        <text:list-item>
          <text:p text:style-name="P101">TODO: Past na dveřích do vnitřní šachty (když se někdo pokusí vypáčit zámek).</text:p>
          <text:list>
            <text:list-item>
              <text:p text:style-name="P102">Nestačí <text:span text:style-name="T21">runová stráž</text:span>?</text:p>
            </text:list-item>
          </text:list>
        </text:list-item>
        <text:list-item>
          <text:p text:style-name="P103">TODO: Jak se skřeti dostávají do dolu?</text:p>
          <text:list>
            <text:list-item>
              <text:p text:style-name="P93">Dokud důl fungoval, tak tam lezli normálně po žebříku a materiál vytahoval zlobr. Teď důl nefunguje.</text:p>
              <text:list>
                <text:list-item>
                  <text:p text:style-name="P93">Asi se ho budou snažit znovu rozběhnout.</text:p>
                </text:list-item>
                <text:list-item>
                  <text:p text:style-name="P93">TODO: Mohl by tam bejt třeba ropracovanej žebřík.</text:p>
                </text:list-item>
              </text:list>
            </text:list-item>
            <text:list-item>
              <text:p text:style-name="P104">Otázka je, jestli skřeti nechtěli boční vchod zprovoznit záměrně. Ale asi <text:span text:style-name="T46">spíš</text:span> ne.</text:p>
            </text:list-item>
          </text:list>
        </text:list-item>
        <text:list-item>
          <text:p text:style-name="P105">TODO: Dát do podzemí něco k opravování.</text:p>
          <text:list>
            <text:list-item>
              <text:list>
                <text:list-item>
                  <text:p text:style-name="P106">Rozbitá opakovací kuše.</text:p>
                </text:list-item>
                <text:list-item>
                  <text:p text:style-name="P107">Rozbitej plamenomet nad zatopeném dně hlavní šachty.</text:p>
                </text:list-item>
                <text:list-item>
                  <text:p text:style-name="P108">Možná klíč od vnitřní šachty? Proč by ale byl rozbitej?</text:p>
                </text:list-item>
                <text:list-item>
                  <text:p text:style-name="P109"><text:soft-page-break/><text:span text:style-name="T36">Možná rumpál ve vnitřní šachtě? (To by šlo. </text:span><text:span text:style-name="T37">Jsou tam ale žebříky, takže proč by to postavy dělaly?</text:span><text:span text:style-name="T36">).</text:span></text:p>
                </text:list-item>
              </text:list>
            </text:list-item>
          </text:list>
        </text:list-item>
        <text:list-item>
          <text:p text:style-name="P110">TODO: Alchymista taky dokáže z houby vyrobit <text:span text:style-name="T21">světélkující pastu</text:span>.</text:p>
          <text:list>
            <text:list-item>
              <text:p text:style-name="P110">TODO: Vyrobit kartu.</text:p>
            </text:list-item>
          </text:list>
        </text:list-item>
        <text:list-item>
          <text:p text:style-name="P111">TODO někam dát <text:span text:style-name="T21">Jehelníček</text:span>.</text:p>
          <text:list>
            <text:list-item>
              <text:p text:style-name="P111">A vymyslet, k čemu bude dobrej.</text:p>
              <text:list>
                <text:list-item>
                  <text:p text:style-name="P111">Proti skřetím šípům?</text:p>
                </text:list-item>
                <text:list-item>
                  <text:p text:style-name="P112">To by znamenalo, že musí bejt k nalezení někde na začátku.</text:p>
                  <text:list>
                    <text:list-item>
                      <text:p text:style-name="P113">Může tam prostě viset na stěně (proč ho skřeti nesebrali?)</text:p>
                    </text:list-item>
                    <text:list-item>
                      <text:p text:style-name="P113">Nebo ho můžou používat, třeba na míchání malty nebo tak něco (sounds good).</text:p>
                    </text:list-item>
                  </text:list>
                </text:list-item>
              </text:list>
            </text:list-item>
          </text:list>
        </text:list-item>
        <text:list-item>
          <text:p text:style-name="P114">Vyrobit text se zápisky z úvodního výzkumu (buď ho nějaká z postav udělala sama, nebo ho družině dá zadavatel <text:span text:style-name="T38">úkolu</text:span>).</text:p>
        </text:list-item>
        <text:list-item>
          <text:p text:style-name="P115">Ve vnitřní šachtě nemůžou bejt žebříky – <text:span text:style-name="T40">nedávalo by pak smysl, aby tamtudy trpaslík šplhal nahoru.</text:span></text:p>
          <text:list>
            <text:list-item>
              <text:p text:style-name="P116">Nebo holt zruším šp<text:span text:style-name="T39">l</text:span>hajícího trpaslíka, no.</text:p>
            </text:list-item>
            <text:list-item>
              <text:p text:style-name="P117">Mohl bych ho přesunout až dál do jeskyně. Tj. vrátit se k původnímu plánu, že šplhal nahoru (do chrámu) a až tam ho něco sejmulo.</text:p>
            </text:list-item>
            <text:list-item>
              <text:p text:style-name="P117">Chrám by tudíž musel bejt na vysokym podstavci nebo tak něco – což ale není nic proti ničemu.</text:p>
            </text:list-item>
          </text:list>
        </text:list-item>
      </text:list>
      <text:p text:style-name="P66"><text:soft-page-break/>TODO: Ploštice.</text:p>
      <text:p text:style-name="P68">/<text:span text:style-name="T74">*</text:span></text:p>
      <text:list xml:id="list3608578393" text:style-name="L2">
        <text:list-item>
          <text:list>
            <text:list-item>
              <text:p text:style-name="P118">Runotepecké pero</text:p>
            </text:list-item>
            <text:list-item>
              <text:p text:style-name="P118">Kouzlo <text:span text:style-name="T21">strážná runa</text:span>. <text:span text:style-name="T75">(</text:span><text:span text:style-name="T24">runová strá</text:span><text:span text:style-name="T8">ž</text:span><text:span text:style-name="T75">)</text:span></text:p>
              <text:p text:style-name="P119">(strážné znamení? Strážný glyf?)</text:p>
              <text:list>
                <text:list-item>
                  <text:p text:style-name="P120">Vydrží několik hodin.</text:p>
                </text:list-item>
                <text:list-item>
                  <text:p text:style-name="P121">Když se při sesílání runa vytepe stříbrem, kouzlo je permanentní.</text:p>
                </text:list-item>
                <text:list-item>
                  <text:p text:style-name="P118">Mohla by jen paralyzovat a současně alarmovat (výstražný zvuk?).</text:p>
                </text:list-item>
                <text:list-item>
                  <text:p text:style-name="P122">Tyhle runy by měly bejt v dole použité (například na dveřích do vnitřní šachty).</text:p>
                </text:list-item>
                <text:list-item>
                  <text:p text:style-name="P122">TODO: Návod, jak strážnou runu deaktivovat.</text:p>
                  <text:list>
                    <text:list-item>
                      <text:p text:style-name="P123">(TODO: Návod k použití zdůrazňující, že je třeba kreslit pečlivě, protože přerušení byť jediné linie runu znefunkční.)</text:p>
                    </text:list-item>
                  </text:list>
                </text:list-item>
              </text:list>
            </text:list-item>
          </text:list>
        </text:list-item>
      </text:list>
      <text:p text:style-name="P67">*/</text:p>
      <text:h text:style-name="Heading_20_1" text:outline-level="1">Poznámky</text:h>
      <text:p text:style-name="P5"><text:a xlink:type="simple" xlink:href="http://www.podzemi.eu/fotografie/VO/mapalob.htm" text:style-name="Internet_20_link" text:visited-style-name="Visited_20_Internet_20_Link">http://www.podzemi.eu/fotografie/VO/mapalob.htm</text:a></text:p>
      <text:p text:style-name="P6">++</text:p>
      <text:p text:style-name="P5"><text:a xlink:type="simple" xlink:href="http://muzeum.rudolfov.cz/wp-content/uploads/2014/10/web_06_statni_dolovani.pdf" text:style-name="Internet_20_link" text:visited-style-name="Visited_20_Internet_20_Link">http://muzeum.rudolfov.cz/wp-content/uploads/2014/10/web_06_statni_dolovani.pdf</text:a></text:p>
      <text:p text:style-name="P5"/>
      <text:p text:style-name="P4">Klasickej problém s jazykama. Texty v podzemí budou nejspíš ve staré trpasličtině, možná ve skřetině.</text:p>
      <text:p text:style-name="P4">- buď můžu využít toho, že budou předpřipravený postavy a prostě jim ty starý jazyky dát.</text:p>
      <text:p text:style-name="P4">- nebo prostě do popisu dungeonu dát, že postavy o něm našly zmínku v nějaké knihovně a věděly tudíž, že potřebují někoho se starotrpasličtinou (nebo možná tu výpravu dal přímo dohromady ten, kdo vyčetl lokaci dungeonu z knih, a tudíž starotrpasličtinu zná).</text:p>
      <text:p text:style-name="P4">(Čili natvrdo tam dát jednu postavu předskriptovanou s tím, že si ji někdo z hráčů musí vzít a to pak bude vůdce družiny).</text:p>
      <text:p text:style-name="P4"/>
      <text:p text:style-name="P7">Trpaslík šplhal šachtou – určitě nahoru, dolů by se mohl prostě spustit na laně. To znamená, že někde v dole musí být šachta nahoru, musí nad ní být něco zajímavého a musí tam být nějaké nebezpečí, které trpaslíka zabilo.<text:line-break/>- <text:span text:style-name="T1">mrtvola zůstala viset nahoře, na cepínu zaseknutém do skály. </text:span><text:soft-page-break/><text:span text:style-name="T1">Druhý cepín spadnul dolů a rozbil se (spíš ho tam pak sežral rzivej netvor, magickej předmět se asi pádem nerozbije). Hmm, to ale znamená, že mačky by taky měly zůstat na mrtvole – leda by časem odpadly z bot a spadly taky (což možná vysvětluje, proč je rzivej netvor nesežral? Na druhou stranu když se tam dostal jednou, tak proč ne podruhé – protože se pak důl zatopil?).<text:line-break/><text:tab/>Každopádně tohle je důvod, proč tam zůstal – neměli jak ho sundat.<text:line-break/>Q: Je cepín dostatečnej reward za šplhání a boj s tím, co tam sežralo trpaslíka?<text:line-break/>- asi ne, mělo by tam bejt ještě něco (pokud to bude cesta do finální jeskyně, tak je po problému).</text:span></text:p>
      <text:p text:style-name="P8">IDEA: Udělat to obráceně: Trpaslík nešel něco prozkoumat, ale utíkal před rzivým netvorem.<text:line-break/>- šachtou se tedy trpaslíci dostali do jeskyně (mohla to bejt původně věž, nebo tak něco). <text:span text:style-name="T2">Nebo ji možná sami prokopali? (Do svatyně starobylé rasy se museli nějak prokopat, že...)</text:span></text:p>
      <text:p text:style-name="P9">Ještě je otázka, jestli tam nedat spíš 2 cepíny bez maček.<text:line-break/>- <text:span text:style-name="T3">mačky jsou takový divný a není moc jasný, jestli to má bejt jeden předmět nebo dva. Se dvěma cepínama se navíc dá šplhat i bez maček, jeden cepín je naprd.<text:line-break/>- 2 cepíny taky půjdou použít jako dualwield.</text:span></text:p>
      <text:h text:style-name="P131" text:outline-level="1">Nápady</text:h>
      <text:p text:style-name="P34"><text:span text:style-name="T4">+ </text:span>V podzemí může být stále živý trpaslík díky runě věčnosti. Dali mu ji, protože byl smrtelně zraněnej – zasypanej závalem, nebo tak něco.<text:line-break/>- <text:span text:style-name="T5">asi by měl jít vyléčit.<text:line-break/>- možná by to mohl bejt přímo šéf<text:line-break/>- pokud mu ale někdo před tím vezme runu věčnosti, zabije ho to (dožene ho čas). Asi půjde zareagovat a zas mu ji vrátit, ale viditelně zestárne i za krátkou chvilku (čas má hodně dlouho k dohánění).<text:line-break/></text:span><text:span text:style-name="T11">[</text:span><text:span text:style-name="T6">zapracováno</text:span><text:span text:style-name="T11">]</text:span></text:p>
      <text:p text:style-name="P35"><text:span text:style-name="T12">+ </text:span><text:span text:style-name="T11">Skřeti používají na převážení těžkého nákladu obří ploštice (naložej jim to na záda a pak je říd</text:span><text:span text:style-name="T13">ě</text:span><text:span text:style-name="T11">j nejspíš táhlama – </text:span><text:span text:style-name="T14">možná spíš poklepáváním na stranu krunýře</text:span><text:span text:style-name="T11">).</text:span></text:p>
      <text:h text:style-name="P132" text:outline-level="1">Úvahy</text:h>
      <text:p text:style-name="P11">Problém: Cepíny hráči nebudou mít kdy použít (protože jsou prakticky na konci dungeonu). Co už.</text:p>
      <text:p text:style-name="P11">- leda by rzivý netvor byl až nahoře. Vlastně asi proč ne.</text:p>
      <text:p text:style-name="P36">- <text:span text:style-name="T17">když má někdo na krku Smaragdový náhrdelník, rzivý netvor ho nechá být.</text:span></text:p>
      <text:p text:style-name="P12"/>
      <text:p text:style-name="P12">Co byla zač rasa, jejíž ruiny trpaslíci hledali?<text:line-break/>- asi něco podzemního, co žilo v jeskyních. <text:span text:style-name="T18">Troglodyti?</text:span></text:p>
      <text:p text:style-name="P12"/>
      <text:p text:style-name="P10">Před štolou do jeskyně jsou masivní kamenné dveře.<text:line-break/>- čím se otevírají?<text:line-break/>- asi klíčem, který měl šéf výpravy (není ten ale dole v jeskyni?)</text:p>
      <text:p text:style-name="P15">Troglodyti měli zlato – asi jako Poklad na Stříbrném jezeře<text:line-break/>- trpaslíci ho část „vytěžili“ (všechno, co bylo v chrámu volně položené), než vypustili rzivého netvora.</text:p>
      <text:p text:style-name="P15"/>
      <text:p text:style-name="P40">Trpaslíci <text:span text:style-name="T42">(spíš skřeti)</text:span> používali obří brouky na dolování<text:line-break/>- někde by měla bejt místnost, kde choval<text:span text:style-name="T43">i</text:span> larvy.<text:line-break/>- <text:span text:style-name="T43">a možná nějaký „broučí stáje“<text:line-break/>- plus nějakej výkaz o dodávce nových larev nebo tak (to ke skřetům nesedí).</text:span></text:p>
      <text:p text:style-name="P40"/>
      <text:p text:style-name="P41"><text:soft-page-break/>Počet lokací v Pevnosti:<text:line-break/>- Celkem: 39<text:line-break/>- Kecací: 1 <text:span text:style-name="T44">(trpaslice)</text:span><text:line-break/>- Bojové: 6 (mimik, huňáči, sochy, pavouk, malé ještěrky, velká ještěrka)<text:line-break/>- <text:span text:style-name="T45">Pasti:<text:line-break/><text:tab/>Spousta ve vstupní sekci, Magická truhla, Schránka v laborce<text:line-break/>- Secrets:<text:line-break/><text:tab/>Spouštěcí dlaždice a výmetné otvory ve vstupní části<text:line-break/><text:tab/>Tajné dveře u vstupní věže<text:line-break/><text:tab/>Tajná schránka v laborce<text:line-break/><text:tab/>Finální kaple</text:span></text:p>
      <text:p text:style-name="P16">Počet lokací v dole:<text:line-break/>- <text:span text:style-name="T41">Celkem: </text:span><text:span text:style-name="T7">Zatím 21</text:span><text:span text:style-name="T41"><text:line-break/>- Kecací: </text:span><text:span text:style-name="T7">1 (trpaslík na konci)</text:span><text:span text:style-name="T41"><text:line-break/>- Bojové: (</text:span><text:span text:style-name="T7">zlobr</text:span><text:span text:style-name="T41">, brouk, larvy, rzivý netvor, </text:span><text:span text:style-name="T7">skřeti...</text:span><text:span text:style-name="T41">)<text:line-break/>- Pasti:<text:line-break/><text:tab/>houba<text:line-break/><text:tab/>zapasťovaný finální poklad? </text:span><text:span text:style-name="T7">(Asi spíš ne.)</text:span><text:span text:style-name="T41"><text:line-break/><text:tab/>past na trezoru v bejváku šéfa dolu? (skříň asi zapastěná nebude, ale mohla by v ní bejt truhlice).<text:line-break/>Skřeti by mohli z něčeho udělat past (např. něčím překrýt jednu z šachet ve štolách), ale proč by to dělali? Možná budou mít trable s broukama (jednoho by třeba mohli do pasti chytit – i když z té se jim asi zase prohrabe. Leda by díru vyskládali kamenama).<text:line-break/>- Secrets:<text:line-break/><text:tab/>Trezor v bejváku šéfa dolu (je to jen skříň a není tajná, ale co už)<text:line-break/><text:tab/>Schody uvnitř bloku chrámu<text:line-break/><text:tab/>Pokladnice</text:span></text:p>
      <text:h text:style-name="P133" text:outline-level="1">Předměty</text:h>
      <text:p text:style-name="P49">Určitě bomba na proražení zdi.</text:p>
      <text:p text:style-name="P47">Opakovací kuše</text:p>
      <text:h text:style-name="P139" text:outline-level="3">Runotepecké pero</text:h>
      <text:p text:style-name="P18">Když máš toto psací pero připoutané, můžeš ho „namočit“ do libovolného kovu a pak <text:span text:style-name="T57">jím</text:span> psát. Kov není třeba před použitím roztavit, pero ho „nasaje“, i <text:span text:style-name="T57">když je</text:span> v pevném s<text:span text:style-name="T57">kupenství</text:span>. <text:span text:style-name="T58">Před „nasátím“ dalšího kovu je třeba nejprve „vypsat“ ten stávající.</text:span></text:p>
      <text:p text:style-name="Text_20_body">Opakovací kuše</text:p>
      <text:h text:style-name="P140" text:outline-level="3">Jehelníček</text:h>
      <text:p text:style-name="P21"><text:span text:style-name="T20">Tento štít umí přitahovat okolo letící šípy, šipky, vrhací zbraně a podobně. Když vyslovíš formuli „dahar bhor“, všechny takové projektily letící ze směru, do kterého štít nastavíš, a které by proletěly v kontaktní vzdálenosti od tebe, změní směr a zabodnou se do něj. Je to </text:span><text:span text:style-name="T22">plná obrana</text:span><text:span text:style-name="T20">, proti všem těmto útokům se tedy bráníš s bonusem +2.</text:span></text:p>
      <text:h text:style-name="P141" text:outline-level="3">Trpaslický cepín</text:h>
      <text:p text:style-name="P19">- nalezený zaseknutý do skály</text:p>
      <text:p text:style-name="P19">- <text:span text:style-name="T19">počítá se jako plnohodnotná těžká jednoruční zbraň (má zranění 2).</text:span></text:p>
      <text:p text:style-name="P19"><text:soft-page-break/>Když tento cepín zasekneš do něčeho pevného a vyslovíš slova „abador gadar!“, nepůjde z toho žádným způsobem dostat, dokud neřekneš „abador horb!“ - poté naopak půjde snadno vytáhnout. Dokud jej máš připoutaný, jde také zaseknout do skály, jako kdyby to byl led.</text:p>
      <text:h text:style-name="P142" text:outline-level="3">Trpaslické mačky</text:h>
      <text:p text:style-name="P20">Když máš tato stoupací železa připoutaná, dokážeš je zaseknout i do pevné skály. Můžeš tedy takto šplhat po skále nebo kamenné stěně, jako kdyby to byl ledovec.</text:p>
      <text:p text:style-name="P13">Nějaký runy (někde jsem jich měl pár sepsanejch)</text:p>
      <text:h text:style-name="P134" text:outline-level="1">Poznámky</text:h>
      <text:p text:style-name="P22">Štola je to, co se razí při kutání.</text:p>
      <text:p text:style-name="P22">Šachta vede kolmo dolů.</text:p>
      <text:p text:style-name="P14">Říkat „zlobr“ místo „troll“? <text:span text:style-name="T25">Jo.</text:span></text:p>
      <text:h text:style-name="P135" text:outline-level="1">Nestvůry</text:h>
      <text:p text:style-name="P37">Obří dikobraz (ať je k něčemu Jehelníček)</text:p>
      <text:p text:style-name="P42">Burrowing be<text:span text:style-name="T51">e</text:span>tle</text:p>
      <text:p text:style-name="P42">- tvrdé krovky, měkké břicho. Kusadla.</text:p>
      <text:p text:style-name="P38">Vodní had</text:p>
      <text:p text:style-name="P39">Možná by důl mohly zabydlet nágy, nebo tak něco.</text:p>
      <text:p text:style-name="P43">Rzivý netvor</text:p>
      <text:p text:style-name="P43">- to by celkem vysvětlovalo, proč to nerozdejch<text:span text:style-name="T52">a</text:span>li trpaslíci.</text:p>
      <text:p text:style-name="P44">(Mohly by tam o tom bejt zprávy od trpaslíků, jak jim tam něco sežralo zbraně a zbroje...)</text:p>
      <text:p text:style-name="P45">Masožravá houba</text:p>
      <text:p text:style-name="P45">- <text:span text:style-name="T53">je nebezpečná, jen když k ní někdo přijde na blízko. Útočí oblakem spór, který oběť omráčí. Následně ji houba poroste a stráví.</text:span></text:p>
      <text:p text:style-name="P45">- <text:span text:style-name="T54">nádherné vzory – světélkuje i v naprosté tmě.</text:span></text:p>
      <text:p text:style-name="P45">- <text:span text:style-name="T55">houba mohla někoho sežrat – uvízla v ní jeho výbava (něco magického, nejlíp).</text:span></text:p>
      <text:p text:style-name="P46">(asi by tam měla bejt nějaká jeskyně)</text:p>
      <text:p text:style-name="P46">- <text:span text:style-name="T56">což možná původně nebyla jeskyně, ale nějaká svatyně, kterou v průběhu staletí „zarostly“ krápníky.</text:span></text:p>
      <text:p text:style-name="P17"><text:soft-page-break/>(V jeskyni by kromě houby mělo žít ještě něco. Třeba ten rzivej netvor?)</text:p>
      <text:h text:style-name="P136" text:outline-level="1">Podzemí</text:h>
      <text:p text:style-name="P23">Důl je ve svahu.</text:p>
      <text:p text:style-name="P24">Dole teče potok nebo řeka<text:line-break/>- <text:span text:style-name="T26">na ten asi kašlat, bylo by divný, že někdo stavěl důl pod potokem.</text:span></text:p>
      <text:p text:style-name="P23">Tři vchody:<text:line-break/>- těžební věží, <text:span text:style-name="T27">kterou zprovoznili skřeti<text:line-break/>- rozbitou těžební věží</text:span><text:line-break/>- <text:span text:style-name="T27">doupětem, které si tam někdo vyhrabal (navazuje ve svahu na původní důlní štolu, nejspíš se to do ní propadlo a zvíře to pak prohrabalo víc a rozšířilo)</text:span><text:line-break/></text:p>
      <text:p text:style-name="P25">Obří mechanismy – dřevěná ozubené kola, rumpály (možná poháněné šlapacím kolem, kde trpaslíci věznili zlobra?)</text:p>
      <text:p text:style-name="P25">- zlobr je samozřejmě dávno mrtvej (nebo ho možná propustili skřeti, kteří kdysi důl dobili a obsadili), <text:span text:style-name="T28">ale mohl by tam bejt třeba někde nákres, nebo tak něco (poznámky o tom, že někdo zase zapomněl nakrmit zlobra?).</text:span></text:p>
      <text:p text:style-name="P26">(Ta potvora žere jen shnilý maso, kde <text:span text:style-name="T29">h</text:span>o pořád mám brát?)</text:p>
      <text:p text:style-name="P26">- <text:span text:style-name="T30">možná pak (nebo před tím) místo zlobra používali kozy nebo jiná čtyřnohá zvířata.</text:span></text:p>
      <text:p text:style-name="P27">(kamzíci by mohli žít někde kolem a asi by šli použít. Nebo možná mají dobrodruzi s sebou mulu nebo mezka? <text:span text:style-name="T31">Nebo tam může bejt předmět na ovládnutí nějakýho zvířete?</text:span>)</text:p>
      <text:p text:style-name="P28"><text:soft-page-break/>Vrtný štít? <text:span text:style-name="T32">Nebo možná nějakej magickej předmět, se kterým se dá lámat skála (obří brouci).</text:span></text:p>
      <text:p text:style-name="P29">Určitě nějaký bomby (trpaslíci používal<text:span text:style-name="T33">i</text:span> trhaviny při dolování).</text:p>
      <text:p text:style-name="P30">Jeden z trpaslíků šplhal nahoru nějakou šachtou (s pomocí maček a cepínu – ty by teda měl mít dva, možná bude jeden z nich rozbitej). Zřejmě ho tam něco sejmulo. Asi spíš past, potvora by za tu dobu umřela.<text:line-break/>- jasně, jeden cepín bude na zemi a rozbitej, druhej bude stále zaseknutej nahoře do skály – může na něm viset mrtvola šplhače. Mačky mohou bejt taky dole – jak mu zetlelo tělo a boty, tak prostě spadly. Rozdělím tím taky cepín a mačky do dvou pokladů (pro cepín bude potřeba vyšplhat).</text:p>
      <text:p text:style-name="P31">Možná nějaké šipkové pasti, pokud to bude dávat smysl (ať mohou hráči využít Jehelníček). <text:line-break/>- <text:span text:style-name="T35">to je asi blbost, po spuštění pasti je už beztak pozdě. Skřetí šípy budou muset stačit.</text:span></text:p>
      <text:p text:style-name="P32">Zatopená část<text:line-break/>- možná se do finální jeskyně musí proplavat</text:p>
      <text:p text:style-name="P33">TODO: Šéfův bejvák (s tajnou schránkou s klíčem k vnitřní šachtě).<text:line-break/>- <text:span text:style-name="T34">Někde musí být klíč od dveří do vnitřní šachty.<text:line-break/>- měl ho šéf trpaslické výpravy.<text:line-break/>- nemůže to bejt v jeskyni, to by bylo hráčům prd platný. Ovšem proč si ho nevzal s sebou, když šel dolů? Vzal, takže musí existovat ještě jeden záložní – v tajné schránce v šéfově bejváku.</text:span></text:p>
      <text:p text:style-name="P33"/>
      <text:h text:style-name="Heading_20_2" text:outline-level="2"><text:soft-page-break/>Důl</text:h>
      <text:p text:style-name="P48">Důl obývá celkem X skřetů. Pohybují se po jednom nebo po dvou.</text:p>
      <text:p text:style-name="P48">IDEA: Rozmístit po dole triggery.</text:p>
      <text:list xml:id="list813135203" text:style-name="L3">
        <text:list-item>
          <text:p text:style-name="P124">Když postavy dorazí k některému z míst označených na mapě („skřeti“), hoď 1k6:</text:p>
          <text:list>
            <text:list-item>
              <text:p text:style-name="P124">1-4: Nic</text:p>
            </text:list-item>
            <text:list-item>
              <text:p text:style-name="P124">5: Je zde jeden skřet.</text:p>
            </text:list-item>
            <text:list-item>
              <text:p text:style-name="P124">6: Jsou tu dva skřeti.</text:p>
            </text:list-item>
          </text:list>
        </text:list-item>
        <text:list-item>
          <text:p text:style-name="P124">Když postavy udělají hluk, hoď 1k6:</text:p>
          <text:list>
            <text:list-item>
              <text:p text:style-name="P124">1-3: Nic</text:p>
            </text:list-item>
            <text:list-item>
              <text:p text:style-name="P124">4: Přijde se podívat 1 skřet.</text:p>
            </text:list-item>
            <text:list-item>
              <text:p text:style-name="P124">5: přijdou dva skřeti.</text:p>
            </text:list-item>
            <text:list-item>
              <text:p text:style-name="P124">6: přijdou tři skřeti.</text:p>
            </text:list-item>
          </text:list>
        </text:list-item>
      </text:list>
      <text:p text:style-name="P50">TODO: Loot u skřetů (udělat tabulku s tím, že každej skřet má jeden z řádků? <text:span text:style-name="T64">Možná by to chtělo vytisknout tahák s pravidly pro skřetí encountery a s lootem</text:span>).</text:p>
      <text:h text:style-name="P137" text:outline-level="1">Příběh</text:h>
      <text:p text:style-name="P52">Recap:</text:p>
      <text:p text:style-name="P52">Skupina starotrpaslíků založila důl na místě, kde nic moc zajímavého k dolování nebylo. Jejich skutečným cílem bylo, dostat se k ruinám staré civilizace.</text:p>
      <text:p text:style-name="P53">Trpaslík, kterej to spunktoval, nejdřív žádal krále o povolení k průzkumu starých ruin, ale nedostal ho. Šel na to teda jinak a místo toho si zažádal o otevření dolu.</text:p>
      <text:p text:style-name="P54">K ruinám se skutečně <text:s/>prokopali, ale sežral je rzivý netvor.</text:p>
      <text:p text:style-name="P54">Po staletích důl znovu otevřeli skřeti. <text:span text:style-name="T66">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52"/>
      <text:p text:style-name="P55">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56"><text:soft-page-break/>TODO: Skřeti tam fakt měli trolla, kterej točil kolem (trpaslíci na to původně používali kozy nebo tak něco). Ten se jim ale vzbouřil a většinu jich pobil. Při tom ale sám v dole uvíznul – <text:span text:style-name="T67">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57"><text:span text:style-name="T21">Pozn.:</text:span> Trollí krev bude magická surovina na výrobu permanentních léčivých lektvarů <text:span text:style-name="T68">(tady je trochu problém s tím, že dospělý troll jí má určitě přes 10 litrů)</text:span>.</text:p>
      <text:p text:style-name="P52">TODO: Zmínky o tom, že výtěžnost dolu je naprosto mizivá. Ten, kdo to platí, musí být úplnej blázen.</text:p>
      <text:p text:style-name="P53">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69">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58">TODO: Skřeti by měli otevřít nové šachty (rozdíl bude jasně vidět – tpalické mají perfektní výdřevu, možná jsou dokonce vyzděné. Skřetí mají provizorní dřevěnou).</text:p>
      <text:p text:style-name="P59"><text:soft-page-break/>TODO: V části obsazené skřety by neměl bejt loot, leda by ho u sebe měli ti skřeti (to celkem dává smysl).</text:p>
      <text:p text:style-name="P53"/>
      <text:p text:style-name="P52"/>
      <text:p text:style-name="P60"/>
      <text:p text:style-name="P60">Nágy se do dolu probouraly tak, že mocným kouzlem přivolaly Krakena (obří chobotnice). </text:p>
      <text:p text:style-name="P60"/>
      <text:p text:style-name="P61">Stylizace</text:p>
      <text:p text:style-name="P61">Trpaslíci vs nágy? Hmm..</text:p>
      <text:p text:style-name="P61">- Mohla by to být i nějaké jiná, podzemní rasa (+ giant burrower beetle). Klidně asi i goblini, ale to je dost profláknutý.</text:p>
      <text:p text:style-name="P61"/>
      <text:p text:style-name="P62">Lépe:</text:p>
      <text:p text:style-name="P62">Původně trpaslíci neválčili se skřetama, ale s někým jiným (TODO: s kým?).</text:p>
      <text:p text:style-name="P62">- skřeti důl obsadili relativně nedávno a, světe div se, pokoušejí se ho zprovoznit.</text:p>
      <text:p text:style-name="P62">- V kole tedy opravdu bude zavřený zlobr <text:span text:style-name="T70">(zavřeli ho tam skřeti), zřejmě notně vyhládlý, protože ho skřeti moc nekrměj.</text:span></text:p>
      <text:p text:style-name="P63">(proč se nevylámal ven? Možná je zakutý do řetězů).</text:p>
      <text:p text:style-name="P63"/>
      <text:p text:style-name="P63"><text:soft-page-break/>Skřeti jsou mnohem menší lamy, než by se mohl zdát. Umějí zpracovávat železo a budou mít v dole kovárnu.</text:p>
      <text:p text:style-name="P63">- <text:span text:style-name="T71">budou tam rozpracované skřetí zbraně</text:span></text:p>
      <text:p text:style-name="P64">TWIST: Ve skutečnosti to ne<text:span text:style-name="T72">byl</text:span> důl, ale zástěrka pro tomb-riding (nebo vault-riding, nebo tak něco).</text:p>
      <text:p text:style-name="P64">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64">- <text:span text:style-name="T73">skřetům ale zákaz nevadí, takže se sem v klidu nastěhovali.</text:span></text:p>
      <text:p text:style-name="P64"/>
      <text:p text:style-name="P65">Postavy asi vědí dopředu, že ten důl má být údajně zatopený.</text:p>
      <text:p text:style-name="P65">- můžou si díky tomu na to vzít magickou výbavu, třeba nějaký lektvary vodního dechu, nebo tak něco.</text:p>
      <text:h text:style-name="P143" text:outline-level="3">Vnitřní šachta</text:h>
      <text:p text:style-name="P51">Nahoře visí trpaslík na kouzelném cepínu zaseknutém do stěny šachty. Na nohách má připnuté kouzelné mačky.<text:line-break/>- utíkal před rzivým netvorem.</text:p>
      <text:p text:style-name="P51">Dole je zbytek druhého cepínu <text:span text:style-name="T65">(okousanej rzivým netvor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3</text:page-number></text:p>
      </style:header>
      <style:header-left>
        <text:p text:style-name="MP2"><text:page-number text:select-page="current">22</text:page-number></text:p>
      </style:header-left>
      <style:footer>
        <text:p text:style-name="MP3"><text:chapter text:display="name" text:outline-level="3">Vnitřní šachta</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20T17:55:19.378000000</dc:date>
    <meta:editing-cycles>14579</meta:editing-cycles>
    <meta:editing-duration>P41DT9H50M4S</meta:editing-duration>
    <meta:generator>LibreOffice/6.0.5.2$Windows_X86_64 LibreOffice_project/54c8cbb85f300ac59db32fe8a675ff7683cd5a16</meta:generator>
    <meta:print-date>2018-07-15T16:02:19.878000000</meta:print-date>
    <meta:document-statistic meta:table-count="0" meta:image-count="0" meta:object-count="0" meta:page-count="23" meta:paragraph-count="211" meta:word-count="3262" meta:character-count="18815" meta:non-whitespace-character-count="15812"/>
  </office:meta>
</office:document-meta>
</file>